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nherit" svg:font-family="inherit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5a8bf" officeooo:paragraph-rsid="0015a8bf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5a8bf" officeooo:paragraph-rsid="0015a8bf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3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5a8bf" officeooo:paragraph-rsid="0017e0dc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4" style:family="paragraph" style:parent-style-name="Preformatted_20_Text">
      <style:paragraph-properties fo:text-align="center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bold" officeooo:rsid="0015a8bf" officeooo:paragraph-rsid="0015a8bf" style:letter-kerning="false" fo:background-color="transparent" style:font-name-asian="Noto Sans Mono CJK SC" style:font-size-asian="10pt" style:language-asian="zh" style:country-asian="CN" style:font-style-asian="normal" style:font-weight-asian="bold" style:font-name-complex="Liberation Mono1" style:font-size-complex="10pt" style:language-complex="hi" style:country-complex="IN" style:font-style-complex="italic" style:font-weight-complex="bold"/>
    </style:style>
    <style:style style:name="P5" style:family="paragraph" style:parent-style-name="Preformatted_20_Text">
      <style:paragraph-properties fo:text-align="justify" style:justify-single-word="false"/>
      <style:text-properties fo:color="#000000" loext:opacity="100%" officeooo:rsid="0041d599" officeooo:paragraph-rsid="0041d599"/>
    </style:style>
    <style:style style:name="P6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5a8bf" officeooo:paragraph-rsid="0015a8bf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7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5a8bf" officeooo:paragraph-rsid="0017e0dc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8" style:family="paragraph" style:parent-style-name="Preformatted_20_Text">
      <style:paragraph-properties fo:text-align="center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5a8bf" officeooo:paragraph-rsid="0015a8bf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9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0a0223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0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382b1d" officeooo:paragraph-rsid="00382b1d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1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382b1d" officeooo:paragraph-rsid="003933cb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2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3933cb" officeooo:paragraph-rsid="003933cb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3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3a5383" officeooo:paragraph-rsid="003a5383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4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3c17b5" officeooo:paragraph-rsid="003c17b5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5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3d2aa9" officeooo:paragraph-rsid="003d2aa9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6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42be41" officeooo:paragraph-rsid="0042be41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7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447131" officeooo:paragraph-rsid="00447131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8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4593a5" officeooo:paragraph-rsid="004593a5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9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472607" officeooo:paragraph-rsid="00472607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0" style:family="paragraph" style:parent-style-name="Preformatted_20_Text">
      <style:paragraph-properties fo:text-align="center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bold" officeooo:rsid="0015a8bf" officeooo:paragraph-rsid="0015a8bf" style:letter-kerning="false" fo:background-color="transparent" style:font-name-asian="Noto Sans Mono CJK SC" style:font-size-asian="10pt" style:language-asian="zh" style:country-asian="CN" style:font-style-asian="normal" style:font-weight-asian="bold" style:font-name-complex="Liberation Mono1" style:font-size-complex="10pt" style:language-complex="hi" style:country-complex="IN" style:font-style-complex="italic" style:font-weight-complex="bold"/>
    </style:style>
    <style:style style:name="P21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19d8f8" officeooo:paragraph-rsid="0042be41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2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382b1d" officeooo:paragraph-rsid="00382b1d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3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0a0223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4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3a5383" officeooo:paragraph-rsid="003a5383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5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3c17b5" officeooo:paragraph-rsid="003c17b5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6" style:family="paragraph" style:parent-style-name="Preformatted_20_Text">
      <style:paragraph-properties fo:text-align="justify" style:justify-single-word="false"/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3d2aa9" officeooo:paragraph-rsid="003d2aa9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7" style:family="paragraph" style:parent-style-name="Preformatted_20_Text">
      <style:paragraph-properties fo:text-align="justify" style:justify-single-word="false"/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42be41" officeooo:paragraph-rsid="0042be41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8" style:family="paragraph" style:parent-style-name="Preformatted_20_Text">
      <style:paragraph-properties fo:text-align="justify" style:justify-single-word="false"/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447131" officeooo:paragraph-rsid="00447131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9" style:family="paragraph" style:parent-style-name="Preformatted_20_Text">
      <style:paragraph-properties fo:text-align="justify" style:justify-single-word="false"/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4593a5" officeooo:paragraph-rsid="004593a5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30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19d8f8" officeooo:paragraph-rsid="003c17b5" style:letter-kerning="false" fo:background-color="transparent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31" style:family="paragraph" style:parent-style-name="Preformatted_20_Text">
      <style:text-properties fo:language="en" fo:country="US" style:text-underline-style="none"/>
    </style:style>
    <style:style style:name="P32" style:family="paragraph" style:parent-style-name="Preformatted_20_Text">
      <style:text-properties style:use-window-font-color="true" loext:opacity="0%" style:font-name="Liberation Mono" fo:font-size="10pt" fo:language="en" fo:country="US" style:text-underline-style="none" officeooo:rsid="00382b1d" officeooo:paragraph-rsid="00382b1d" style:letter-kerning="false" style:font-name-asian="Liberation Mono1" style:font-size-asian="10pt" style:language-asian="zh" style:country-asian="CN" style:font-name-complex="Liberation Mono1" style:font-size-complex="10pt" style:language-complex="hi" style:country-complex="IN"/>
    </style:style>
    <style:style style:name="P33" style:family="paragraph" style:parent-style-name="Preformatted_20_Text">
      <style:text-properties fo:color="#2a6099" loext:opacity="100%" style:font-name="Liberation Mono" fo:font-size="10pt" fo:language="en" fo:country="US" style:text-underline-style="none" officeooo:rsid="00382b1d" officeooo:paragraph-rsid="00382b1d" style:letter-kerning="false" style:font-name-asian="Liberation Mono1" style:font-size-asian="10pt" style:language-asian="zh" style:country-asian="CN" style:font-name-complex="Liberation Mono1" style:font-size-complex="10pt" style:language-complex="hi" style:country-complex="IN"/>
    </style:style>
    <style:style style:name="P34" style:family="paragraph" style:parent-style-name="Preformatted_20_Text">
      <style:paragraph-properties fo:text-align="justify" style:justify-single-word="false"/>
      <style:text-properties fo:color="#2a6099" loext:opacity="100%" officeooo:rsid="003e0058" officeooo:paragraph-rsid="003e0058"/>
    </style:style>
    <style:style style:name="P35" style:family="paragraph" style:parent-style-name="Preformatted_20_Text">
      <style:paragraph-properties fo:text-align="justify" style:justify-single-word="false"/>
      <style:text-properties fo:color="#2a6099" loext:opacity="100%" officeooo:rsid="003e0058" officeooo:paragraph-rsid="00402daf"/>
    </style:style>
    <style:style style:name="P36" style:family="paragraph" style:parent-style-name="Preformatted_20_Text">
      <style:paragraph-properties fo:text-align="justify" style:justify-single-word="false"/>
      <style:text-properties officeooo:paragraph-rsid="003d9822"/>
    </style:style>
    <style:style style:name="P37" style:family="paragraph" style:parent-style-name="Preformatted_20_Text">
      <style:paragraph-properties fo:text-align="justify" style:justify-single-word="false"/>
      <style:text-properties officeooo:paragraph-rsid="003e0058"/>
    </style:style>
    <style:style style:name="P38" style:family="paragraph" style:parent-style-name="Preformatted_20_Text">
      <style:paragraph-properties fo:text-align="justify" style:justify-single-word="false"/>
      <style:text-properties officeooo:paragraph-rsid="00402daf"/>
    </style:style>
    <style:style style:name="P39" style:family="paragraph" style:parent-style-name="Preformatted_20_Text">
      <style:paragraph-properties fo:text-align="justify" style:justify-single-word="false"/>
      <style:text-properties officeooo:rsid="003e0058" officeooo:paragraph-rsid="003e0058"/>
    </style:style>
    <style:style style:name="P40" style:family="paragraph" style:parent-style-name="Preformatted_20_Text">
      <style:paragraph-properties fo:text-align="justify" style:justify-single-word="false"/>
      <style:text-properties officeooo:rsid="003e0058" officeooo:paragraph-rsid="00402daf"/>
    </style:style>
    <style:style style:name="P41" style:family="paragraph" style:parent-style-name="Preformatted_20_Text">
      <style:paragraph-properties fo:text-align="justify" style:justify-single-word="false"/>
      <style:text-properties officeooo:rsid="0041d599" officeooo:paragraph-rsid="0041d599"/>
    </style:style>
    <style:style style:name="P42" style:family="paragraph" style:parent-style-name="Preformatted_20_Text" style:master-page-name="Standard">
      <style:paragraph-properties fo:text-align="center" style:justify-single-word="false" style:page-number="auto"/>
      <style:text-properties style:text-underline-style="none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3" style:family="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3d9822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4" style:family="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3e0058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5" style:family="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3d2aa9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6" style:family="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40ee73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7" style:family="text">
      <style:text-properties fo:font-variant="normal" fo:text-transform="none" fo:color="#ff0000" loext:opacity="100%" style:font-name="inherit" fo:font-size="10pt" fo:letter-spacing="normal" fo:language="ru" fo:country="RU" fo:font-style="normal" style:text-underline-style="none" fo:font-weight="normal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8" style:family="text">
      <style:text-properties fo:font-variant="normal" fo:text-transform="none" fo:color="#ff0000" loext:opacity="100%" style:font-name="inherit" fo:font-size="10pt" fo:letter-spacing="normal" fo:language="ru" fo:country="RU" fo:font-style="normal" style:text-underline-style="none" fo:font-weight="normal" officeooo:rsid="003e0058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9" style:family="text">
      <style:text-properties fo:font-variant="normal" fo:text-transform="none" fo:color="#ff0000" loext:opacity="100%" style:font-name="inherit" fo:font-size="10pt" fo:letter-spacing="normal" fo:language="ru" fo:country="RU" fo:font-style="normal" style:text-underline-style="none" fo:font-weight="normal" officeooo:rsid="00402daf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10" style:family="text">
      <style:text-properties fo:font-variant="normal" fo:text-transform="none" fo:color="#00a933" loext:opacity="100%" style:font-name="inherit" fo:font-size="10pt" fo:letter-spacing="normal" fo:language="ru" fo:country="RU" fo:font-style="normal" style:text-underline-style="none" fo:font-weight="normal" officeooo:rsid="003e0058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11" style:family="text">
      <style:text-properties fo:font-variant="normal" fo:text-transform="none" fo:color="#00a933" loext:opacity="100%" style:font-name="inherit" fo:font-size="10pt" fo:letter-spacing="normal" fo:language="ru" fo:country="RU" fo:font-style="normal" style:text-underline-style="none" fo:font-weight="normal" officeooo:rsid="00402daf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12" style:family="text">
      <style:text-properties style:font-name="inherit" officeooo:rsid="003c17b5"/>
    </style:style>
    <style:style style:name="T13" style:family="text">
      <style:text-properties style:font-name="inherit" officeooo:rsid="0042be41"/>
    </style:style>
    <style:style style:name="T14" style:family="text">
      <style:text-properties style:use-window-font-color="true" loext:opacity="0%" style:font-name="Liberation Mono" fo:font-size="10pt" fo:language="ru" fo:country="RU" style:letter-kerning="false" style:font-name-asian="Liberation Mono1" style:font-size-asian="10pt" style:language-asian="zh" style:country-asian="CN" style:font-name-complex="Liberation Mono1" style:font-size-complex="10pt" style:language-complex="hi" style:country-complex="IN"/>
    </style:style>
    <style:style style:name="T15" style:family="text">
      <style:text-properties style:use-window-font-color="true" loext:opacity="0%" style:font-name="Liberation Mono" fo:language="en" fo:country="US" style:font-name-asian="Liberation Mono1"/>
    </style:style>
    <style:style style:name="T16" style:family="text">
      <style:text-properties style:use-window-font-color="true" loext:opacity="0%" style:font-name="Liberation Mono" fo:language="en" fo:country="US" officeooo:rsid="00382b1d" style:font-name-asian="Liberation Mono1"/>
    </style:style>
    <style:style style:name="T17" style:family="text">
      <style:text-properties style:use-window-font-color="true" loext:opacity="0%" style:font-name="Liberation Mono" fo:language="en" fo:country="US" officeooo:rsid="003933cb" style:font-name-asian="Liberation Mono1"/>
    </style:style>
    <style:style style:name="T18" style:family="text">
      <style:text-properties fo:color="#2a6099" loext:opacity="100%" officeooo:rsid="003e0058"/>
    </style:style>
    <style:style style:name="T19" style:family="text">
      <style:text-properties style:font-name="Liberation Mono" fo:language="en" fo:country="US" style:font-name-asian="Liberation Mono1"/>
    </style:style>
    <style:style style:name="T20" style:family="text">
      <style:text-properties fo:color="#000000" loext:opacity="100%" style:font-name="inherit" officeooo:rsid="003c17b5"/>
    </style:style>
    <style:style style:name="T21" style:family="text">
      <style:text-properties fo:color="#000000" loext:opacity="100%" style:font-name="inherit" officeooo:rsid="003c17b5" style:font-name-asian="Noto Sans Mono CJK SC" style:font-name-complex="Liberation Mono1"/>
    </style:style>
    <style:style style:name="T22" style:family="text">
      <style:text-properties fo:color="#000000" loext:opacity="100%" style:font-name="inherit" officeooo:rsid="0042be41"/>
    </style:style>
    <style:style style:name="T23" style:family="text">
      <style:text-properties officeooo:rsid="003d9822"/>
    </style:style>
    <style:style style:name="T24" style:family="text">
      <style:text-properties fo:color="#00a933" loext:opacity="100%"/>
    </style:style>
    <style:style style:name="T25" style:family="text">
      <style:text-properties fo:color="#00a933" loext:opacity="100%" officeooo:rsid="003e0058"/>
    </style:style>
    <style:style style:name="T26" style:family="text">
      <style:text-properties fo:color="#00a933" loext:opacity="100%" officeooo:rsid="00402daf"/>
    </style:style>
    <style:style style:name="T27" style:family="text">
      <style:text-properties fo:font-style="italic" style:font-style-asian="italic"/>
    </style:style>
    <style:style style:name="T28" style:family="text">
      <style:text-properties fo:font-style="normal" style:font-style-asian="normal" style:font-style-complex="italic"/>
    </style:style>
    <style:style style:name="T29" style:family="text">
      <style:text-properties officeooo:rsid="00447131"/>
    </style:style>
    <style:style style:name="T30" style:family="text">
      <style:text-properties officeooo:rsid="004726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Задание<text:span text:style-name="T1"> 1</text:span></text:p>
      <text:p text:style-name="P31"/>
      <text:p text:style-name="P32">1) telnet http://i-ts.sirius-systems.ru 80</text:p>
      <text:p text:style-name="P33">Trying 194.12.56.4...</text:p>
      <text:p text:style-name="P33">Connected to i-ts.sirius-systems.ru.</text:p>
      <text:p text:style-name="P33">Escape character is '^]'.</text:p>
      <text:p text:style-name="P33">^]</text:p>
      <text:p text:style-name="P33">telnet&gt; </text:p>
      <text:p text:style-name="P9"/>
      <text:p text:style-name="P10">2) <text:span text:style-name="T15">telnet http://i-ts.sirius-systems.ru 80</text:span></text:p>
      <text:p text:style-name="P10"><text:span text:style-name="T15">GET / HTTP/1.1</text:span></text:p>
      <text:p text:style-name="P10"><text:span text:style-name="T15">Host: i-ts.sirius-systems.ru</text:span></text:p>
      <text:p text:style-name="P10"><text:span text:style-name="T15">User-Agent: curl/7.68.0</text:span></text:p>
      <text:p text:style-name="P22"><text:span text:style-name="T19">Trying 194.12.56.4...</text:span></text:p>
      <text:p text:style-name="P22"><text:span text:style-name="T19">Connected to i-ts.sirius-systems.ru.</text:span></text:p>
      <text:p text:style-name="P22"><text:span text:style-name="T19">Escape character is '^]'.</text:span></text:p>
      <text:p text:style-name="P22"><text:span text:style-name="T19">GET / HTTP/1.1</text:span></text:p>
      <text:p text:style-name="P22"><text:span text:style-name="T19">Host: i-ts.sirius-systems.ru</text:span></text:p>
      <text:p text:style-name="P22"><text:span text:style-name="T19">User-Agent: curl/7.68.0</text:span></text:p>
      <text:p text:style-name="P22"><text:span text:style-name="T19"/></text:p>
      <text:p text:style-name="P22"><text:span text:style-name="T19">HTTP/1.1 200 OK</text:span></text:p>
      <text:p text:style-name="P22"><text:span text:style-name="T19">Server: nginx</text:span></text:p>
      <text:p text:style-name="P22"><text:span text:style-name="T19">Date: Tue, 23 Feb 2021 10:11:11 GMT</text:span></text:p>
      <text:p text:style-name="P22"><text:span text:style-name="T19">Content-Type: text/html; charset=utf-8</text:span></text:p>
      <text:p text:style-name="P22"><text:span text:style-name="T19">Content-Length: 415</text:span></text:p>
      <text:p text:style-name="P22"><text:span text:style-name="T19">Last-Modified: Sat, 06 Feb 2021 00:12:10 GMT</text:span></text:p>
      <text:p text:style-name="P22"><text:span text:style-name="T19">Connection: keep-alive</text:span></text:p>
      <text:p text:style-name="P22"><text:span text:style-name="T19">ETag: "601ddeda-19f"</text:span></text:p>
      <text:p text:style-name="P22"><text:span text:style-name="T19">Accept-Ranges: bytes</text:span></text:p>
      <text:p text:style-name="P22"><text:span text:style-name="T19"/></text:p>
      <text:p text:style-name="P22"><text:span text:style-name="T19">&lt;html&gt;</text:span></text:p>
      <text:p text:style-name="P22"><text:span text:style-name="T19">&lt;head&gt;&lt;title&gt;limit test&lt;/title&gt;&lt;/head&gt;</text:span></text:p>
      <text:p text:style-name="P22"><text:span text:style-name="T19">&lt;body&gt;</text:span></text:p>
      <text:p text:style-name="P22"><text:span text:style-name="T19">Hello, World!</text:span></text:p>
      <text:p text:style-name="P22"><text:span text:style-name="T19">&lt;img src="img/s.jpg" border=0 /&gt;</text:span></text:p>
      <text:p text:style-name="P22"><text:span text:style-name="T19">&lt;img src="img/s.jpg" border=0 /&gt;</text:span></text:p>
      <text:p text:style-name="P22"><text:span text:style-name="T19">&lt;img src="img/s.jpg" border=0 /&gt;</text:span></text:p>
      <text:p text:style-name="P22"><text:span text:style-name="T19">&lt;img src="img/s.jpg" border=0 /&gt;</text:span></text:p>
      <text:p text:style-name="P22"><text:span text:style-name="T19">&lt;img src="img/s.jpg" border=0 /&gt;</text:span></text:p>
      <text:p text:style-name="P22"><text:span text:style-name="T19">&lt;img src="img/s.jpg" border=0 /&gt;</text:span></text:p>
      <text:p text:style-name="P22"><text:span text:style-name="T19">&lt;img src="img/s.jpg" border=0 /&gt;</text:span></text:p>
      <text:p text:style-name="P22"><text:span text:style-name="T19">&lt;img src="img/s.jpg" border=0 /&gt;</text:span></text:p>
      <text:p text:style-name="P22"><text:span text:style-name="T19">&lt;img src="img/s.jpg" border=0 /&gt;</text:span></text:p>
      <text:p text:style-name="P22"><text:span text:style-name="T19">&lt;img src="img/s.jpg" border=0 /&gt;</text:span></text:p>
      <text:p text:style-name="P22"><text:span text:style-name="T19">&lt;/body&gt;</text:span></text:p>
      <text:p text:style-name="P22"><text:span text:style-name="T19">&lt;/html&gt;</text:span></text:p>
      <text:p text:style-name="P22"><text:span text:style-name="T19">~</text:span></text:p>
      <text:p text:style-name="P9"/>
      <text:p text:style-name="P12">3) <text:span text:style-name="T16">telnet http://i-ts.sirius-systems.ru 80</text:span></text:p>
      <text:p text:style-name="P11"><text:span text:style-name="T17">POST </text:span><text:span text:style-name="T15">/ HTTP/1.1</text:span></text:p>
      <text:p text:style-name="P11"><text:span text:style-name="T15">Host: i-ts.sirius-systems.ru</text:span></text:p>
      <text:p text:style-name="P11"><text:span text:style-name="T15">User-Agent: curl/7.68.0</text:span></text:p>
      <text:p text:style-name="P23">Trying 194.12.56.4...</text:p>
      <text:p text:style-name="P23">Connected to i-ts.sirius-systems.ru.</text:p>
      <text:p text:style-name="P23">Escape character is '^]'.</text:p>
      <text:p text:style-name="P23">POST / HTTP/1.1</text:p>
      <text:p text:style-name="P23">Host: i-ts.sirius-systems.ru</text:p>
      <text:p text:style-name="P23">User-Agent: curl/7.68.0</text:p>
      <text:p text:style-name="P23"/>
      <text:p text:style-name="P23">HTTP/1.1 405 Not Allowed</text:p>
      <text:p text:style-name="P23">Server: nginx</text:p>
      <text:p text:style-name="P23">Date: Tue, 23 Feb 2021 10:13:21 GMT</text:p>
      <text:p text:style-name="P23">Content-Type: text/html; charset=utf-8</text:p>
      <text:p text:style-name="P23"><text:soft-page-break/>Content-Length: 166</text:p>
      <text:p text:style-name="P23">Connection: keep-alive</text:p>
      <text:p text:style-name="P23"/>
      <text:p text:style-name="P23">&lt;html&gt;</text:p>
      <text:p text:style-name="P23">&lt;head&gt;&lt;title&gt;405 Not Allowed&lt;/title&gt;&lt;/head&gt;</text:p>
      <text:p text:style-name="P23">&lt;body bgcolor="white"&gt;</text:p>
      <text:p text:style-name="P23">&lt;center&gt;&lt;h1&gt;405 Not Allowed&lt;/h1&gt;&lt;/center&gt;</text:p>
      <text:p text:style-name="P23">&lt;hr&gt;&lt;center&gt;nginx&lt;/center&gt;</text:p>
      <text:p text:style-name="P23">&lt;/body&gt;</text:p>
      <text:p text:style-name="P23">&lt;/html&gt;</text:p>
      <text:p text:style-name="P4"/>
      <text:p text:style-name="P4">Задание 2</text:p>
      <text:p text:style-name="P2"/>
      <text:p text:style-name="P13">1) sudo service sshd start</text:p>
      <text:p text:style-name="P2"/>
      <text:p text:style-name="P13"><text:span text:style-name="T15">2)</text:span> ssh 192.168.1.57</text:p>
      <text:p text:style-name="P24">The authenticity of host '192.168.1.57 (192.168.1.57)' can't be established.</text:p>
      <text:p text:style-name="P24">ECDSA key fingerprint is SHA256:edB3RbyIUWMd/qziYUY4/mm8Lqz85OKilQBEe0nZCkU.</text:p>
      <text:p text:style-name="P24">Are you sure you want to continue connecting (yes/no/[fingerprint])? yes</text:p>
      <text:p text:style-name="P24">Warning: Permanently added '192.168.1.57' (ECDSA) to the list of known hosts.</text:p>
      <text:p text:style-name="P24">eldarian@192.168.1.57's password: </text:p>
      <text:p text:style-name="P24">Welcome to Ubuntu 20.04.2 LTS (GNU/Linux 5.8.0-43-generic x86_64)</text:p>
      <text:p text:style-name="P24"/>
      <text:p text:style-name="P24"><text:s/>* Documentation: <text:s/>https://help.ubuntu.com</text:p>
      <text:p text:style-name="P24"><text:s/>* Management: <text:s text:c="4"/>https://landscape.canonical.com</text:p>
      <text:p text:style-name="P24"><text:s/>* Support: <text:s text:c="7"/>https://ubuntu.com/advantage</text:p>
      <text:p text:style-name="P24"/>
      <text:p text:style-name="P24">4 обновления могут быть установлены прямо сейчас.</text:p>
      <text:p text:style-name="P24">0 из этих обновлений, являются обновлениями безопасности.</text:p>
      <text:p text:style-name="P24">Чтобы просмотреть дополнительные обновления выполните: apt list --upgradable</text:p>
      <text:p text:style-name="P24"/>
      <text:p text:style-name="P24">Your Hardware Enablement Stack (HWE) is supported until April 2025.</text:p>
      <text:p text:style-name="P24">Last login: Tue Feb 23 15:16:40 2021 from 127.0.0.1</text:p>
      <text:p text:style-name="P24"/>
      <text:p text:style-name="P14">3) pwd</text:p>
      <text:p text:style-name="P25">/home/eldarian</text:p>
      <text:p text:style-name="P24"/>
      <text:p text:style-name="P4">Задание 3</text:p>
      <text:p text:style-name="P2"/>
      <text:p text:style-name="P30"><text:span text:style-name="Source_20_Text"><text:span text:style-name="T20">scp ~/Welcome 19</text:span></text:span><text:span text:style-name="Source_20_Text"><text:span text:style-name="T21">2.168</text:span></text:span><text:span text:style-name="Source_20_Text"><text:span text:style-name="T20">.1.57:/tmp/</text:span></text:span></text:p>
      <text:p text:style-name="P30"><text:span text:style-name="Source_20_Text"><text:span text:style-name="T12">eldarian@192.168.1.57's password: </text:span></text:span></text:p>
      <text:p text:style-name="P30"><text:span text:style-name="Source_20_Text"><text:span text:style-name="T12">Welcome <text:s text:c="38"/>100% <text:s text:c="2"/>14 <text:s text:c="3"/>26.7KB/s <text:s text:c="2"/>00:00</text:span></text:span></text:p>
      <text:p text:style-name="P3"/>
      <text:p text:style-name="P4">Задание 4</text:p>
      <text:p text:style-name="P2"/>
      <text:p text:style-name="P21"><text:span text:style-name="Source_20_Text"><text:span text:style-name="T22">1) ssh-keygen -t dsa</text:span></text:span></text:p>
      <text:p text:style-name="P21"><text:span text:style-name="Source_20_Text"><text:span text:style-name="T13">Generating public/private dsa key pair.</text:span></text:span></text:p>
      <text:p text:style-name="P21"><text:span text:style-name="Source_20_Text"><text:span text:style-name="T13">Enter file in which to save the key (/home/eldarian/.ssh/id_dsa): </text:span></text:span></text:p>
      <text:p text:style-name="P21"><text:span text:style-name="Source_20_Text"><text:span text:style-name="T13">Enter passphrase (empty for no passphrase): </text:span></text:span></text:p>
      <text:p text:style-name="P21"><text:span text:style-name="Source_20_Text"><text:span text:style-name="T13">Enter same passphrase again: </text:span></text:span></text:p>
      <text:p text:style-name="P21"><text:span text:style-name="Source_20_Text"><text:span text:style-name="T13">Your identification has been saved in /home/eldarian/.ssh/id_dsa</text:span></text:span></text:p>
      <text:p text:style-name="P21"><text:span text:style-name="Source_20_Text"><text:span text:style-name="T13">Your public key has been saved in /home/eldarian/.ssh/id_dsa.pub</text:span></text:span></text:p>
      <text:p text:style-name="P21"><text:span text:style-name="Source_20_Text"><text:span text:style-name="T13">The key fingerprint is:</text:span></text:span></text:p>
      <text:p text:style-name="P21"><text:span text:style-name="Source_20_Text"><text:span text:style-name="T13">SHA256:cg+XYpe1BI9+oqcN2ZWy7mgpogwnfguI3w3XK1vH7dw eldarian@lester</text:span></text:span></text:p>
      <text:p text:style-name="P21"><text:span text:style-name="Source_20_Text"><text:span text:style-name="T13">The key's randomart image is: (рисунок ключа)</text:span></text:span></text:p>
      <text:p text:style-name="P1"/>
      <text:p text:style-name="P16">2) sudo cat ~/.ssh/id_dsa.pub</text:p>
      <text:p text:style-name="P27">[sudo] пароль для eldarian: </text:p>
      <text:p text:style-name="P27">ssh-dss <text:span text:style-name="T29">(ключ)</text:span></text:p>
      <text:p text:style-name="P1"/>
      <text:p text:style-name="P17">3) ssh-copy-id -i ~/.ssh/id_dsa.pub 192.168.1.57</text:p>
      <text:p text:style-name="P28">/usr/bin/ssh-copy-id: INFO: Source of key(s) to be installed: "/home/eldarian/.ssh/id_dsa.pub"</text:p>
      <text:p text:style-name="P28"><text:soft-page-break/>/usr/bin/ssh-copy-id: INFO: attempting to log in with the new key(s), to filter out any that are already installed</text:p>
      <text:p text:style-name="P28">/usr/bin/ssh-copy-id: INFO: 1 key(s) remain to be installed -- if you are prompted now it is to install the new keys</text:p>
      <text:p text:style-name="P28">eldarian@192.168.1.57's password: </text:p>
      <text:p text:style-name="P28"/>
      <text:p text:style-name="P28">Number of key(s) added: 1</text:p>
      <text:p text:style-name="P28"/>
      <text:p text:style-name="P28">Now try logging into the machine, with: <text:s text:c="2"/>"ssh '192.168.1.57'"</text:p>
      <text:p text:style-name="P28">and check to make sure that only the key(s) you wanted were added.</text:p>
      <text:p text:style-name="P1"/>
      <text:p text:style-name="P18">4) sudo gedit /etc/ssh/sshd_config</text:p>
      <text:p text:style-name="P29">PasswordAuthentication <text:span text:style-name="T30">no</text:span></text:p>
      <text:p text:style-name="P18">5) sudo service sshd restart</text:p>
      <text:p text:style-name="P18">6) sudo service ssh restart</text:p>
      <text:p text:style-name="P18">7) ssh 192.168.1.57</text:p>
      <text:p text:style-name="P29">eldarian@192.168.1.57: Permission denied (publickey).</text:p>
      <text:p text:style-name="P18"/>
      <text:p text:style-name="P19">Отказано в доступе.</text:p>
      <text:p text:style-name="P1"/>
      <text:p text:style-name="P4">Задание 5</text:p>
      <text:p text:style-name="P2"/>
      <text:p text:style-name="P15">1) sudo openvpn ~/intern01.conf</text:p>
      <text:p text:style-name="P15"/>
      <text:p text:style-name="P15">2) sudo ip route</text:p>
      <text:p text:style-name="P26">default via 192.168.1.1 dev wlp8s0 proto dhcp metric 600 </text:p>
      <text:p text:style-name="P26">10.230.10.0/24 via 10.230.10.5 dev tun0 </text:p>
      <text:p text:style-name="P26">10.230.10.5 dev tun0 proto kernel scope link src 10.230.10.6 </text:p>
      <text:p text:style-name="P26">77.88.8.8 via 10.230.10.5 dev tun0 </text:p>
      <text:p text:style-name="P26">169.254.0.0/16 dev wlp8s0 scope link metric 1000 </text:p>
      <text:p text:style-name="P26">178.62.9.171 via 10.230.10.5 dev tun0 </text:p>
      <text:p text:style-name="P26">192.168.1.0/24 dev wlp8s0 proto kernel scope link src 192.168.1.57 metric 600 </text:p>
      <text:p text:style-name="P26">194.12.57.0/24 via 10.230.10.5 dev tun0 </text:p>
      <text:p text:style-name="P26"/>
      <text:p text:style-name="P36"><text:span text:style-name="T3">Был присвоен адрес <text:s/></text:span><text:span text:style-name="T5">10.230.10.</text:span><text:span text:style-name="T6">5 в VPN-сети</text:span><text:span text:style-name="T5">.</text:span></text:p>
      <text:p text:style-name="P38"><text:span text:style-name="T3">3) myip.ru: </text:span><text:span text:style-name="T4">194.12.56.4 </text:span><text:span text:style-name="T10">(</text:span><text:span text:style-name="T11">V</text:span><text:span text:style-name="T10">PN: </text:span><text:span text:style-name="T11">ON</text:span><text:span text:style-name="T10">)</text:span></text:p>
      <text:p text:style-name="P38"><text:span text:style-name="T3">3) myip.ru: 82.179.125.245 </text:span><text:span text:style-name="T8">(</text:span><text:span text:style-name="T9">V</text:span><text:span text:style-name="T8">PN: </text:span><text:span text:style-name="T9">OFF</text:span><text:span text:style-name="T8">)</text:span></text:p>
      <text:p text:style-name="P36"/>
      <text:p text:style-name="P38"><text:span text:style-name="T23">4) yandex.ru/internet: </text:span>82.179.125.245 <text:span text:style-name="T25">(</text:span><text:span text:style-name="T26">V</text:span><text:span text:style-name="T25">PN: </text:span><text:span text:style-name="T26">ON</text:span><text:span text:style-name="T25">)</text:span></text:p>
      <text:p text:style-name="P38"><text:span text:style-name="T23">4) yandex.ru/internet: </text:span>82.179.125.245 <text:span text:style-name="T8">(</text:span><text:span text:style-name="T9">V</text:span><text:span text:style-name="T8">PN: </text:span><text:span text:style-name="T9">OFF</text:span><text:span text:style-name="T8">)</text:span></text:p>
      <text:p text:style-name="P38"/>
      <text:p text:style-name="P41">Сервис MyIP показывает различные адреса. <text:span text:style-name="T14">Маршрут через сеть </text:span><text:span text:style-name="T5">194.12.57.0/24 </text:span><text:span text:style-name="T2">отвечает за это различие.</text:span></text:p>
      <text:p text:style-name="P38"/>
      <text:p text:style-name="P40">5) ping 77.88.8.8 <text:span text:style-name="T24">(</text:span><text:span text:style-name="T26">V</text:span><text:span text:style-name="T24">PN: </text:span><text:span text:style-name="T26">ON</text:span><text:span text:style-name="T24">)</text:span></text:p>
      <text:p text:style-name="P34">31 packets transmitted, 31 received, 0% packet loss, time 30054ms</text:p>
      <text:p text:style-name="P35">rtt min/avg/max/mdev = 34.992/206.053/1018.250/315.076 ms</text:p>
      <text:p text:style-name="P40"/>
      <text:p text:style-name="P40">7) ping 77.88.8.8 <text:span text:style-name="T7">(</text:span><text:span text:style-name="T9">V</text:span><text:span text:style-name="T7">PN: </text:span><text:span text:style-name="T9">OFF</text:span><text:span text:style-name="T7">)</text:span></text:p>
      <text:p text:style-name="P35">31 packets transmitted, 31 received, 0% packet loss, time 30046ms</text:p>
      <text:p text:style-name="P35">rtt min/avg/max/mdev = 33.370/34.803/41.950/2.175 ms</text:p>
      <text:p text:style-name="P39"/>
      <text:p text:style-name="P39">6) traceroute 77.88.8.8 <text:span text:style-name="T24">(</text:span><text:span text:style-name="T26">V</text:span><text:span text:style-name="T24">PN: </text:span><text:span text:style-name="T26">ON</text:span><text:span text:style-name="T24">)</text:span></text:p>
      <text:p text:style-name="P34">traceroute to 77.88.8.8 (77.88.8.8), 64 hops max</text:p>
      <text:p text:style-name="P34"><text:s text:c="2"/>1 <text:s text:c="2"/>10.230.10.1 <text:s/>811,033ms <text:s/>107,856ms <text:s/>915,793ms </text:p>
      <text:p text:style-name="P34"><text:s text:c="2"/>2 <text:s text:c="2"/>194.12.56.1 <text:s/>31,357ms <text:s/>30,671ms <text:s/>26,893ms </text:p>
      <text:p text:style-name="P34"><text:s text:c="2"/>3 <text:s text:c="2"/>37.228.94.5 <text:s/>27,076ms <text:s/>28,781ms <text:s/>26,926ms </text:p>
      <text:p text:style-name="P34"><text:s text:c="2"/>4 <text:s text:c="2"/>37.228.94.86 <text:s/>28,962ms <text:s/>29,254ms <text:s/>28,718ms </text:p>
      <text:p text:style-name="P37"><text:span text:style-name="T18"><text:s text:c="2"/>5 <text:s text:c="2"/>77.88.8.8 <text:s/>34,877ms <text:s/>34,873ms <text:s/>34,681ms</text:span></text:p>
      <text:p text:style-name="P39"/>
      <text:p text:style-name="P40"><text:span text:style-name="T14">8</text:span>) traceroute 77.88.8.8 <text:span text:style-name="T7">(</text:span><text:span text:style-name="T9">V</text:span><text:span text:style-name="T7">PN: </text:span><text:span text:style-name="T9">OFF</text:span><text:span text:style-name="T7">)</text:span></text:p>
      <text:p text:style-name="P34">traceroute to 77.88.8.8 (77.88.8.8), 64 hops max</text:p>
      <text:p text:style-name="P34"><text:soft-page-break/><text:s text:c="2"/>1 <text:s text:c="2"/>192.168.1.1 <text:s/>2,123ms <text:s/>0,843ms <text:s/>7,092ms </text:p>
      <text:p text:style-name="P34"><text:s text:c="2"/>2 <text:s text:c="2"/>10.50.60.64 <text:s/>1,235ms <text:s/>1,157ms <text:s/>1,081ms </text:p>
      <text:p text:style-name="P34"><text:s text:c="2"/>3 <text:s text:c="2"/>10.50.60.69 <text:s/>3,383ms <text:s/>1,454ms <text:s/>2,357ms </text:p>
      <text:p text:style-name="P34"><text:s text:c="2"/>4 <text:s text:c="2"/>194.226.194.1 <text:s/>27,379ms <text:s/>25,537ms <text:s/>28,462ms </text:p>
      <text:p text:style-name="P34"><text:s text:c="2"/>5 <text:s text:c="2"/>195.208.208.116 <text:s/>26,811ms <text:s/>25,985ms <text:s/>27,348ms </text:p>
      <text:p text:style-name="P34"><text:s text:c="2"/>6 <text:s text:c="2"/>* <text:s/>10.1.4.1 <text:s/>31,712ms <text:s/>29,956ms </text:p>
      <text:p text:style-name="P34"><text:s text:c="2"/>7 <text:s text:c="2"/>10.2.6.1 <text:s/>35,338ms <text:s/>34,999ms <text:s/>46,979ms </text:p>
      <text:p text:style-name="P34"><text:s text:c="2"/>8 <text:s text:c="2"/>77.88.8.8 <text:s/>30,664ms <text:s/>29,192ms <text:s/>31,503ms </text:p>
      <text:p text:style-name="P34"/>
      <text:p text:style-name="P5">С выключенным VPN-соединением скорость отправки пакетов выше, поскольку трафик проходит меньший путь и не зависит от посредника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nherit" svg:font-family="inherit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letter-kerning="false" style:font-name-asian="DejaVu Sans" style:font-size-asian="10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ru" fo:country="RU" style:letter-kerning="false" style:font-name-asian="DejaVu Sans" style:font-size-asian="10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false" style:font-name-asian="DejaVu Sans" style:font-family-asian="'DejaVu Sans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13T08:35:00</meta:creation-date>
    <dc:language>ru-RU</dc:language>
    <dc:date>2021-02-23T17:20:21.293492163</dc:date>
    <meta:editing-cycles>64</meta:editing-cycles>
    <meta:editing-duration>PT8H42M18S</meta:editing-duration>
    <meta:generator>LibreOffice/7.0.4.2$Linux_X86_64 LibreOffice_project/1c5f81ee28659974774060c3fe084e73b3bd074b</meta:generator>
    <meta:document-statistic meta:table-count="0" meta:image-count="0" meta:object-count="0" meta:page-count="4" meta:paragraph-count="159" meta:word-count="730" meta:character-count="5901" meta:non-whitespace-character-count="5149"/>
    <meta:user-defined meta:name="AppVersion">15.0000</meta:user-defined>
    <meta:template xlink:type="simple" xlink:actuate="onRequest" xlink:title="Normal.dotm" xlink:href=""/>
  </office:meta>
</office:document-meta>
</file>